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text-properties officeooo:rsid="001900c0" officeooo:paragraph-rsid="001900c0"/>
    </style:style>
    <style:style style:name="P3" style:family="paragraph" style:parent-style-name="Text_20_body">
      <style:text-properties officeooo:rsid="001ae134" officeooo:paragraph-rsid="001ae134"/>
    </style:style>
    <style:style style:name="P4" style:family="paragraph" style:parent-style-name="Heading_20_3">
      <style:text-properties officeooo:rsid="001ae134" officeooo:paragraph-rsid="001ae134"/>
    </style:style>
    <style:style style:name="P5" style:family="paragraph" style:parent-style-name="Text_20_body">
      <style:text-properties officeooo:rsid="001ae134" officeooo:paragraph-rsid="001ae134"/>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style>
    <style:style style:name="T1" style:family="text">
      <style:text-properties fo:font-size="18pt" officeooo:rsid="001900c0" fo:background-color="#fff200" loext:char-shading-value="0" style:font-size-asian="18pt" style:font-size-complex="18pt"/>
    </style:style>
    <style:style style:name="T2" style:family="text">
      <style:text-properties fo:background-color="#add58a" loext:char-shading-value="0"/>
    </style:style>
    <style:style style:name="T3" style:family="text">
      <style:text-properties fo:background-color="#bce4e5" loext:char-shading-value="0"/>
    </style:style>
    <style:style style:name="T4" style:family="text">
      <style:text-properties officeooo:rsid="001900c0"/>
    </style:style>
    <style:style style:name="T5" style:family="text">
      <style:text-properties fo:font-size="14pt" fo:background-color="#fff200" loext:char-shading-value="0" style:font-size-asian="14pt" style:font-size-complex="14pt"/>
    </style:style>
    <style:style style:name="T6" style:family="text">
      <style:text-properties fo:font-size="14pt" fo:font-weight="bold" fo:background-color="#fff200" loext:char-shading-value="0" style:font-size-asian="14pt" style:font-weight-asian="bold" style:font-size-complex="14pt" style:font-weight-complex="bold"/>
    </style:style>
    <style:style style:name="T7" style:family="text">
      <style:text-properties fo:font-size="14pt" fo:font-weight="bold" officeooo:rsid="001e0273" fo:background-color="#fff200" loext:char-shading-value="0" style:font-size-asian="14pt" style:font-weight-asian="bold" style:font-size-complex="14pt" style:font-weight-complex="bold"/>
    </style:style>
    <style:style style:name="T8" style:family="text">
      <style:text-properties fo:font-size="14pt" fo:font-weight="bold" officeooo:rsid="001e0273" fo:background-color="#fff200" loext:char-shading-value="0" style:font-size-asian="14pt" style:font-weight-asian="bold" style:font-size-complex="14pt" style:font-weight-complex="bold"/>
    </style:style>
    <style:style style:name="T9" style:family="text">
      <style:text-properties fo:font-size="14pt" fo:font-weight="bold" officeooo:rsid="001e0273" style:font-size-asian="14pt" style:font-weight-asian="bold" style:font-size-complex="14pt" style:font-weight-complex="bold"/>
    </style:style>
    <style:style style:name="T10" style:family="text">
      <style:text-properties fo:font-size="14pt" officeooo:rsid="001e0273" style:font-size-asian="14pt" style:font-size-complex="14pt"/>
    </style:style>
    <style:style style:name="T11" style:family="text">
      <style:text-properties officeooo:rsid="001e027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4">1</text:span></text:span><text:span text:style-name="Strong_20_Emphasis">: What AWS services have you worked with, and how did you use them in your previous role?</text:span><text:line-break/>A: I have worked extensively with AWS services such as EC2, VPC, S3, CloudWatch, Load Balancer, and CodeDeploy. In my previous role, I used EC2 instances to host applications, VPCs for secure networking, and S3 for storage. I also utilized CloudWatch for monitoring the health of instances and services, and Load Balancers to distribute traffic efficiently across EC2 instances.</text:p>
      <text:p text:style-name="Text_20_body"><text:span text:style-name="Strong_20_Emphasis"><text:span text:style-name="T4">2</text:span></text:span><text:span text:style-name="Strong_20_Emphasis">: Can you explain how you configured a VPC in AWS and its impact on security and scalability?</text:span><text:line-break/>A: I created Virtual Private Clouds (VPCs) by defining CIDR blocks, setting up subnets across multiple availability zones, and configuring routing tables and internet gateways. This improved security by isolating application environments and allowed scalable configurations to meet the traffic demands of the application.</text:p>
      <text:h text:style-name="Heading_20_4" text:outline-level="4"><text:span text:style-name="Strong_20_Emphasis"><text:s text:c="50"/></text:span><text:span text:style-name="Strong_20_Emphasis"><text:span text:style-name="T5">General Cloud/DevOps Tools:</text:span></text:span></text:h>
      <text:p text:style-name="Text_20_body"><text:span text:style-name="Strong_20_Emphasis">Q: How do you handle automated deployments and CI/CD pipelines using Jenkins?</text:span><text:line-break/>A: I set up Jenkins to automate the entire deployment pipeline by integrating with Git repositories. Using Jenkins, I configured jobs to pull code from GitHub, build it, run tests, and deploy it to staging or production environments. The pipeline also included automated testing to ensure code quality before deployments.</text:p>
      <text:p text:style-name="Text_20_body"><text:span text:style-name="Strong_20_Emphasis">Q: How do you manage Kubernetes clusters? Can you explain the difference between pods, deployments, and services in Kubernetes?</text:span><text:line-break/>A: In my projects, I managed Kubernetes clusters by configuring nodes and setting up deployments to scale applications dynamically. A pod is the smallest deployable unit in Kubernetes, which can run one or more containers. A deployment manages the state of applications and ensures the desired number of replicas. Services in Kubernetes provide networking between pods and allow load balancing.</text:p>
      <text:p text:style-name="Horizontal_20_Line"/>
      <text:h text:style-name="Heading_20_3" text:outline-level="3"><text:span text:style-name="Strong_20_Emphasis">2. CI/CD and Automation</text:span></text:h>
      <text:h text:style-name="Heading_20_4" text:outline-level="4"><text:span text:style-name="Strong_20_Emphasis"><text:s text:c="53"/></text:span><text:span text:style-name="Strong_20_Emphasis"><text:span text:style-name="T5"><text:s/>CI/CD Pipeline:</text:span></text:span></text:h>
      <text:p text:style-name="Text_20_body"><text:span text:style-name="Strong_20_Emphasis">Q: Can you walk us through the process of setting up a CI/CD pipeline from scratch in Jenkins?</text:span><text:line-break/>A: To set up a CI/CD pipeline in Jenkins, I begin by creating a new pipeline project. I configure the Git repository integration for automatic code pull. Then, I define the build steps, such as compiling the code and running unit tests. After a successful build, I set up deployment steps to push the application to staging or production. Finally, I use post-build actions to notify teams of the build results.</text:p>
      <text:h text:style-name="Heading_20_4" text:outline-level="4"><text:soft-page-break/><text:span text:style-name="Strong_20_Emphasis"><text:s text:c="51"/></text:span><text:span text:style-name="Strong_20_Emphasis"><text:span text:style-name="T6">Scripting and Automation:</text:span></text:span></text:h>
      <text:p text:style-name="Text_20_body"><text:span text:style-name="Strong_20_Emphasis">Q: Can you give an example of a task that you automated, and the impact it had on your team’s efficiency?</text:span><text:line-break/>A: I automated the server provisioning process using Python scripts, which reduced the manual setup time from 3 hours to 30 minutes per server. This automation allowed the team to focus on other critical tasks, increasing operational productivity by 20%.</text:p>
      <text:p text:style-name="Horizontal_20_Line"/>
      <text:h text:style-name="Heading_20_3" text:outline-level="3"><text:span text:style-name="Strong_20_Emphasis">3. System and Network Administration</text:span></text:h>
      <text:h text:style-name="Heading_20_4" text:outline-level="4"><text:span text:style-name="Strong_20_Emphasis"><text:s text:c="45"/></text:span><text:span text:style-name="Strong_20_Emphasis"><text:span text:style-name="T6">Linux and Server Management:</text:span></text:span></text:h>
      <text:p text:style-name="Text_20_body"><text:span text:style-name="Strong_20_Emphasis">Q: How do you ensure 99.9% uptime in Linux-based environments like Ubuntu and CentOS?</text:span><text:line-break/>A: I ensure uptime by configuring monitoring tools like Nagios or CloudWatch to continuously check system health. I also ensure proper server maintenance practices, such as regular patching, setting up redundant systems, and load balancing traffic to avoid single points of failure.</text:p>
      <text:p text:style-name="Text_20_body"><text:span text:style-name="Strong_20_Emphasis">Q: How do you troubleshoot and resolve server-related incidents in a Linux environment?</text:span><text:line-break/>A: I use log files in <text:span text:style-name="Source_20_Text">/var/log</text:span> to identify issues and use tools like <text:span text:style-name="Source_20_Text">top</text:span>, <text:span text:style-name="Source_20_Text">htop</text:span>, and <text:span text:style-name="Source_20_Text">dmesg</text:span> to check system resource utilization. If there's a hardware issue, I use diagnostic tools to verify server health. I also implement proactive monitoring and alerting to prevent recurring issues.</text:p>
      <text:p text:style-name="Horizontal_20_Line"/>
      <text:h text:style-name="Heading_20_3" text:outline-level="3"><text:span text:style-name="Strong_20_Emphasis">4. Architecture and Design</text:span></text:h>
      <text:h text:style-name="Heading_20_4" text:outline-level="4"><text:span text:style-name="Strong_20_Emphasis"><text:s text:c="40"/></text:span><text:span text:style-name="Strong_20_Emphasis"><text:span text:style-name="T5">Project-based questions:</text:span></text:span></text:h>
      <text:p text:style-name="Text_20_body"><text:span text:style-name="Strong_20_Emphasis">Q: Tell us more about your experience with the Lift and Shift application workload. How did you ensure scalability and reduce operational overhead by 30%?</text:span><text:line-break/>A: For the Lift and Shift project, I migrated on-prem applications to AWS to improve scalability and reduce costs. I used auto-scaling groups to ensure that resources could scale based on demand. By automating the provisioning process and utilizing AWS managed services (like RDS for databases), we reduced manual intervention and minimized overhead by 30%.</text:p>
      <text:p text:style-name="Text_20_body"><text:span text:style-name="Strong_20_Emphasis">Q: In your Vprofile Project setup, you mentioned reducing lift-and-shift time by 40%. How did you achieve that?</text:span><text:line-break/>A: In the Vprofile project, I set up a local development environment using Oracle VM VirtualBox and Vagrant. This allowed the development team to replicate the AWS environment locally, significantly reducing the setup time. By using version-controlled infrastructure and automated provisioning tools, we were able to cut the lift-and-shift time by 40%.</text:p>
      <text:p text:style-name="Horizontal_20_Line"/>
      <text:h text:style-name="Heading_20_3" text:outline-level="3"><text:soft-page-break/><text:span text:style-name="Strong_20_Emphasis">5. Problem-solving and Optimization</text:span></text:h>
      <text:h text:style-name="Heading_20_4" text:outline-level="4"><text:span text:style-name="Strong_20_Emphasis"><text:s text:c="50"/></text:span><text:span text:style-name="Strong_20_Emphasis"><text:span text:style-name="T5">Troubleshooting:</text:span></text:span></text:h>
      <text:p text:style-name="Text_20_body"><text:span text:style-name="Strong_20_Emphasis">Q: Describe a situation where you had to troubleshoot a complex issue in a cloud-based system. How did you identify and resolve the issue?</text:span><text:line-break/>A: In one instance, I noticed a performance issue with an EC2 instance. By checking CloudWatch metrics, I identified a high CPU utilization issue caused by a misconfigured application. I fixed the issue by optimizing the application's resource consumption and scaling the instance based on traffic patterns.</text:p>
      <text:h text:style-name="Heading_20_4" text:outline-level="4"><text:span text:style-name="Strong_20_Emphasis"><text:s text:c="55"/></text:span><text:span text:style-name="Strong_20_Emphasis"><text:span text:style-name="T5"><text:s/>System Optimization:</text:span></text:span></text:h>
      <text:p text:style-name="Text_20_body"><text:span text:style-name="Strong_20_Emphasis">Q: How do you approach system monitoring and performance tuning? Can you describe a time when you successfully improved system performance by 15%?</text:span><text:line-break/>A: I use monitoring tools like CloudWatch and Nagios to track system performance, identify bottlenecks, and optimize resource allocation. In a recent project, I identified a bottleneck in database queries, and by optimizing the queries and enabling read replicas, I improved overall system performance by 15%.</text:p>
      <text:p text:style-name="Horizontal_20_Line"/>
      <text:h text:style-name="Heading_20_3" text:outline-level="3"><text:span text:style-name="Strong_20_Emphasis">6. General Behavioral Questions</text:span></text:h>
      <text:h text:style-name="Heading_20_4" text:outline-level="4"><text:span text:style-name="Strong_20_Emphasis"><text:s text:c="60"/></text:span><text:span text:style-name="Strong_20_Emphasis"><text:span text:style-name="T5">Team Collaboration:</text:span></text:span></text:h>
      <text:p text:style-name="Text_20_body"><text:span text:style-name="Strong_20_Emphasis">Q: How did you collaborate with other teams (like developers or QA) to improve the overall efficiency of the CI/CD process?</text:span><text:line-break/>A: I worked closely with developers and QA teams to ensure the CI/CD pipeline aligned with the development workflow. By integrating automated testing and ensuring that deployments to staging and production were smooth, we minimized downtime and improved the overall deployment process.</text:p>
      <text:h text:style-name="Heading_20_4" text:outline-level="4"><text:span text:style-name="Strong_20_Emphasis">Leadership/Ownership:</text:span></text:h>
      <text:p text:style-name="Text_20_body"><text:span text:style-name="Strong_20_Emphasis">Q: Have you ever had to take ownership of a project or initiative? How did you ensure its success?</text:span><text:line-break/>A: Yes, I took ownership of setting up the CI/CD pipeline for a new product launch. I coordinated with the development and testing teams, ensured the pipeline was scalable and automated, and provided regular updates to stakeholders. The project was delivered on time with minimal issues.</text:p>
      <text:p text:style-name="Horizontal_20_Line"/>
      <text:h text:style-name="Heading_20_3" text:outline-level="3"><text:soft-page-break/><text:span text:style-name="Strong_20_Emphasis">7. Technical Knowledge</text:span></text:h>
      <text:h text:style-name="Heading_20_4" text:outline-level="4"><text:span text:style-name="Strong_20_Emphasis"><text:s text:c="48"/></text:span><text:span text:style-name="Strong_20_Emphasis"><text:span text:style-name="T5">Cloud and On-premise Environments:</text:span></text:span></text:h>
      <text:p text:style-name="Text_20_body"><text:span text:style-name="Strong_20_Emphasis">Q: What are the key differences between on-premise infrastructure and cloud-based services like AWS? How do you manage transitions between the two?</text:span><text:line-break/>A: On-prem infrastructure requires more manual management, hardware maintenance, and resource provisioning. In contrast, cloud services like AWS provide flexibility, scalability, and managed services. For migrations, I ensure proper planning by assessing the workloads, selecting the right AWS services, and setting up hybrid environments to ensure smooth transitions.</text:p>
      <text:h text:style-name="Heading_20_4" text:outline-level="4"><text:span text:style-name="Strong_20_Emphasis"><text:s text:c="56"/></text:span><text:span text:style-name="Strong_20_Emphasis"><text:span text:style-name="T5">Security and Compliance:</text:span></text:span></text:h>
      <text:p text:style-name="Text_20_body"><text:span text:style-name="Strong_20_Emphasis">Q: How do you ensure that the cloud services you manage are compliant with security best practices?</text:span><text:line-break/>A: I follow security best practices such as using IAM roles and policies for access control, enabling encryption for data at rest and in transit, and regularly auditing resources with tools like AWS Config. I also ensure compliance with standards like GDPR, HIPAA, and SOC2.</text:p>
      <text:p text:style-name="Horizontal_20_Line"/>
      <text:h text:style-name="Heading_20_3" text:outline-level="3"><text:span text:style-name="Strong_20_Emphasis">8. General Technical Questions</text:span></text:h>
      <text:h text:style-name="Heading_20_4" text:outline-level="4"><text:span text:style-name="Strong_20_Emphasis"><text:s text:c="63"/></text:span><text:span text:style-name="Strong_20_Emphasis"><text:span text:style-name="T5"><text:s/>Tools &amp; Technologies:</text:span></text:span></text:h>
      <text:p text:style-name="Text_20_body"><text:span text:style-name="Strong_20_Emphasis">Q: How do you differentiate between Docker and Kubernetes, and when would you choose one over the other in your projects?</text:span><text:line-break/>A: Docker is a containerization tool used to package applications and their dependencies into containers, while Kubernetes is a container orchestration tool that manages containerized applications at scale. I would use Docker for containerization and Kubernetes when I need to manage and scale these containers efficiently across multiple environments.</text:p>
      <text:h text:style-name="Heading_20_4" text:outline-level="4"><text:span text:style-name="Strong_20_Emphasis">Terraform:</text:span></text:h>
      <text:p text:style-name="Text_20_body"><text:span text:style-name="Strong_20_Emphasis">Q: How comfortable are you with Terraform for cloud infrastructure management? Have you used it in your projects?</text:span><text:line-break/>A: I have used Terraform to automate the provisioning of cloud infrastructure. I prefer Terraform because it uses an infrastructure-as-code approach, allowing me to version and control the entire infrastructure lifecycle. I’ve used it to set up VPCs, EC2 instances, S3 buckets, and more in a consistent and repeatable way.</text:p>
      <text:p text:style-name="P3"/>
      <text:p text:style-name="P3"/>
      <text:p text:style-name="P3"/>
      <text:p text:style-name="P3"/>
      <text:p text:style-name="P3"><text:soft-page-break/><text:s text:c="64"/><text:span text:style-name="T8">SONARQUBE</text:span><text:span text:style-name="T11"> </text:span></text:p>
      <text:h text:style-name="P4" text:outline-level="3"><text:span text:style-name="T11">9.</text:span>What is SonarQube?</text:h>
      <text:p text:style-name="Text_20_body">SonarQube is an open-source platform designed for continuous inspection of code quality. It helps developers to manage code quality by detecting bugs, vulnerabilities, code smells, and enforcing coding standards. SonarQube supports multiple programming languages, including Java, Python, C#, JavaScript, and more.</text:p>
      <text:p text:style-name="Text_20_body">It integrates well with continuous integration/continuous deployment (CI/CD) pipelines, providing real-time feedback on the code quality.</text:p>
      <text:h text:style-name="P4" text:outline-level="3">Key Features of SonarQube:</text:h>
      <text:list xml:id="list247219911" text:style-name="L1">
        <text:list-item>
          <text:p text:style-name="P8"><text:span text:style-name="Strong_20_Emphasis">Static Code Analysis</text:span>: Analyzes code without running it to find potential issues.</text:p>
        </text:list-item>
        <text:list-item>
          <text:p text:style-name="P6"><text:span text:style-name="Strong_20_Emphasis">Quality Gates</text:span>: Set up rules to enforce code quality standards. The code only passes the quality gate if it meets all criteria.</text:p>
        </text:list-item>
        <text:list-item>
          <text:p text:style-name="P6"><text:span text:style-name="Strong_20_Emphasis">Continuous Integration</text:span>: Integrates seamlessly with CI tools (like Jenkins, GitHub Actions, etc.).</text:p>
        </text:list-item>
      </text:list>
      <text:h text:style-name="Heading_20_3" text:outline-level="3">Step-by-Step Guide to SonarQube Setup</text:h>
      <text:h text:style-name="Heading_20_4" text:outline-level="4">Step 1: <text:span text:style-name="Strong_20_Emphasis">Install SonarQube</text:span></text:h>
      <text:p text:style-name="Text_20_body">To use SonarQube, you need to install it on your machine or server.</text:p>
      <text:list xml:id="list372661449" text:style-name="L2">
        <text:list-item>
          <text:p text:style-name="P7"><text:span text:style-name="Strong_20_Emphasis">Download SonarQube</text:span>:</text:p>
          <text:list>
            <text:list-item>
              <text:p text:style-name="P9">Go to the SonarQube website and download the version suitable for your system.</text:p>
            </text:list-item>
          </text:list>
        </text:list-item>
        <text:list-item>
          <text:p text:style-name="P7"><text:span text:style-name="Strong_20_Emphasis">Install Java</text:span> (SonarQube requires Java):</text:p>
          <text:list>
            <text:list-item>
              <text:p text:style-name="P9">Ensure that Java is installed (SonarQube typically works with Java 11+).</text:p>
            </text:list-item>
            <text:list-item>
              <text:p text:style-name="P7">You can check if Java is installed by running <text:span text:style-name="Source_20_Text">java -version</text:span> in the terminal.</text:p>
            </text:list-item>
          </text:list>
        </text:list-item>
      </text:list>
      <text:p text:style-name="Text_20_body"/>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officeooo:rsid="001900c0" officeooo:paragraph-rsid="001900c0"/>
    </style:style>
    <style:style style:name="MT1" style:family="text">
      <style:text-properties fo:font-size="18pt" officeooo:rsid="001900c0" fo:background-color="#fff200" loext:char-shading-value="0" style:font-size-asian="18pt" style:font-size-complex="18pt"/>
    </style:style>
    <style:style style:name="MT2" style:family="text">
      <style:text-properties fo:background-color="#add58a" loext:char-shading-value="0"/>
    </style:style>
    <style:style style:name="MT3" style:family="text">
      <style:text-properties fo:background-color="#bce4e5"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5"/><text:span text:style-name="MT1">IMP_INTERVIEW_Q&amp;A_CLOUD</text:span></text:p>
      </style:header>
      <style:footer>
        <text:p text:style-name="MP2"><text:span text:style-name="MT2">PREPARED BY </text:span>:<text:span text:style-name="MT3"> Kori madhu mohan kuma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12-16T14:49:58.005279285</meta:creation-date>
    <dc:date>2024-12-30T11:50:38.908562566</dc:date>
    <meta:editing-duration>PT32M12S</meta:editing-duration>
    <meta:editing-cycles>3</meta:editing-cycles>
    <meta:generator>LibreOffice/6.0.7.3$Linux_X86_64 LibreOffice_project/00m0$Build-3</meta:generator>
    <meta:document-statistic meta:table-count="0" meta:image-count="0" meta:object-count="0" meta:page-count="5" meta:paragraph-count="56" meta:word-count="1487" meta:character-count="10305" meta:non-whitespace-character-count="8238"/>
  </office:meta>
</office:document-meta>
</file>